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3ee60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ee60d" officeooo:paragraph-rsid="003ee60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ee60d" officeooo:paragraph-rsid="00311736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03201" officeooo:paragraph-rsid="00403201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DejaVu Sans Condensed" fo:font-size="12pt" fo:font-weight="bold" officeooo:rsid="003357ff" officeooo:paragraph-rsid="003148d5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86a17" officeooo:paragraph-rsid="00486a17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03201" officeooo:paragraph-rsid="00403201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86a17" officeooo:paragraph-rsid="00486a17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42ae4" officeooo:paragraph-rsid="0048f77f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DejaVu Sans Condensed" fo:font-size="12pt" officeooo:rsid="00403201" officeooo:paragraph-rsid="00403201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officeooo:paragraph-rsid="001c0208"/>
    </style:style>
    <style:style style:name="P14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bold" officeooo:rsid="00486a17" officeooo:paragraph-rsid="0048f77f" style:font-size-asian="12pt" style:font-weight-asian="bold" style:font-size-complex="12pt" style:font-weight-complex="bold"/>
    </style:style>
    <style:style style:name="P15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3ee60d" officeooo:paragraph-rsid="003ee60d" style:font-size-asian="12pt" style:font-weight-asian="normal" style:font-size-complex="12pt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3ee60d" officeooo:paragraph-rsid="003ee60d" style:font-size-asian="12pt" style:font-weight-asian="normal" style:font-size-complex="12pt" style:font-weight-complex="normal"/>
    </style:style>
    <style:style style:name="P17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403201" officeooo:paragraph-rsid="00403201" style:font-size-asian="12pt" style:font-weight-asian="normal" style:font-size-complex="12pt" style:font-weight-complex="normal"/>
    </style:style>
    <style:style style:name="P18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5033a8" officeooo:paragraph-rsid="005033a8" style:font-size-asian="12pt" style:font-weight-asian="normal" style:font-size-complex="12pt" style:font-weight-complex="normal"/>
    </style:style>
    <style:style style:name="P19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48f77f" officeooo:paragraph-rsid="0048f77f" style:font-size-asian="12pt" style:font-weight-asian="normal" style:font-size-complex="12pt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style:font-name="DejaVu Sans Condensed" fo:font-size="12pt" officeooo:rsid="0045ce6d" officeooo:paragraph-rsid="0045ce6d" style:font-size-asian="12pt" style:font-size-complex="12pt"/>
    </style:style>
    <style:style style:name="P21" style:family="paragraph" style:parent-style-name="Standard" style:list-style-name="L4">
      <style:paragraph-properties fo:text-align="start" style:justify-single-word="false"/>
      <style:text-properties style:font-name="DejaVu Sans Condensed" fo:font-size="12pt" officeooo:paragraph-rsid="0045ce6d" style:font-size-asian="12pt" style:font-size-complex="12pt"/>
    </style:style>
    <style:style style:name="P22" style:family="paragraph" style:parent-style-name="Standard" style:list-style-name="L4">
      <style:paragraph-properties fo:text-align="start" style:justify-single-word="false"/>
      <style:text-properties style:font-name="DejaVu Sans Condensed" fo:font-size="12pt" officeooo:paragraph-rsid="00403201" style:font-size-asian="12pt" style:font-size-complex="12pt"/>
    </style:style>
    <style:style style:name="P23" style:family="paragraph" style:parent-style-name="Standard" style:list-style-name="L4">
      <style:paragraph-properties fo:text-align="start" style:justify-single-word="false"/>
      <style:text-properties style:font-name="DejaVu Sans Condensed" fo:font-size="12pt" officeooo:rsid="004ae4fb" officeooo:paragraph-rsid="004ae4fb" style:font-size-asian="12pt" style:font-size-complex="12pt"/>
    </style:style>
    <style:style style:name="P24" style:family="paragraph" style:parent-style-name="Standard" style:list-style-name="L4">
      <style:paragraph-properties fo:text-align="start" style:justify-single-word="false"/>
      <style:text-properties style:font-name="DejaVu Sans Condensed" fo:font-size="12pt" officeooo:rsid="005033a8" officeooo:paragraph-rsid="005033a8" style:font-size-asian="12pt" style:font-size-complex="12pt"/>
    </style:style>
    <style:style style:name="P25" style:family="paragraph" style:parent-style-name="Standard" style:list-style-name="L4">
      <style:paragraph-properties fo:text-align="start" style:justify-single-word="false"/>
      <style:text-properties style:font-name="DejaVu Sans Condensed" fo:font-size="12pt" officeooo:rsid="0044e3e2" officeooo:paragraph-rsid="0056fed3" style:font-size-asian="12pt" style:font-size-complex="12pt"/>
    </style:style>
    <style:style style:name="P26" style:family="paragraph" style:parent-style-name="Standard" style:list-style-name="L8">
      <style:text-properties style:font-name="DejaVu Sans Condensed" fo:font-size="12pt" officeooo:paragraph-rsid="003148d5" style:font-size-asian="12pt" style:font-size-complex="12pt"/>
    </style:style>
    <style:style style:name="P27" style:family="paragraph" style:parent-style-name="Standard" style:list-style-name="L5">
      <style:paragraph-properties fo:text-align="start" style:justify-single-word="false"/>
      <style:text-properties officeooo:rsid="00403201" officeooo:paragraph-rsid="00403201"/>
    </style:style>
    <style:style style:name="P28" style:family="paragraph" style:parent-style-name="Standard" style:list-style-name="L6">
      <style:paragraph-properties fo:text-align="start" style:justify-single-word="false"/>
      <style:text-properties officeooo:paragraph-rsid="0048f77f"/>
    </style:style>
    <style:style style:name="P29" style:family="paragraph" style:parent-style-name="Standard" style:list-style-name="L6">
      <style:paragraph-properties fo:text-align="start" style:justify-single-word="false"/>
      <style:text-properties officeooo:rsid="0048f77f" officeooo:paragraph-rsid="0048f77f"/>
    </style:style>
    <style:style style:name="P30" style:family="paragraph" style:parent-style-name="Standard" style:list-style-name="L7">
      <style:paragraph-properties fo:text-align="start" style:justify-single-word="false"/>
      <style:text-properties fo:font-weight="bold" officeooo:paragraph-rsid="0048f77f" style:font-weight-asian="bold" style:font-weight-complex="bold"/>
    </style:style>
    <style:style style:name="P31" style:family="paragraph" style:parent-style-name="Standard" style:list-style-name="L7">
      <style:paragraph-properties fo:text-align="start" style:justify-single-word="false"/>
      <style:text-properties officeooo:rsid="004ae4fb" officeooo:paragraph-rsid="004ae4fb"/>
    </style:style>
    <style:style style:name="P32" style:family="paragraph" style:parent-style-name="Standard" style:list-style-name="L1">
      <style:paragraph-properties fo:text-align="start" style:justify-single-word="false"/>
      <style:text-properties fo:color="#c9211e" loext:opacity="100%" style:font-name="DejaVu Sans Condensed" fo:font-size="12pt" fo:font-weight="normal" officeooo:rsid="004cd8d1" officeooo:paragraph-rsid="005856a3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paragraph-properties fo:text-align="start" style:justify-single-word="false"/>
      <style:text-properties fo:color="#c9211e" loext:opacity="100%" style:font-name="DejaVu Sans Condensed" fo:font-size="12pt" fo:font-weight="normal" officeooo:rsid="004afa0c" officeooo:paragraph-rsid="0057884c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c9211e" loext:opacity="100%" style:font-name="DejaVu Sans Condensed" fo:font-size="12pt" fo:font-weight="bold" officeooo:rsid="004afa0c" officeooo:paragraph-rsid="0057884c" style:font-size-asian="12pt" style:font-weight-asian="bold" style:font-size-complex="12pt" style:font-weight-complex="bold"/>
    </style:style>
    <style:style style:name="T1" style:family="text">
      <style:text-properties style:text-line-through-style="none" style:text-line-through-type="none" officeooo:rsid="00179cd7"/>
    </style:style>
    <style:style style:name="T2" style:family="text">
      <style:text-properties style:text-line-through-style="none" style:text-line-through-type="none" officeooo:rsid="004609d1"/>
    </style:style>
    <style:style style:name="T3" style:family="text">
      <style:text-properties style:text-line-through-style="none" style:text-line-through-type="none" officeooo:rsid="0045ce6d"/>
    </style:style>
    <style:style style:name="T4" style:family="text">
      <style:text-properties style:text-line-through-style="none" style:text-line-through-type="none" officeooo:rsid="0040320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3ee60d" style:font-weight-asian="normal" style:font-weight-complex="normal"/>
    </style:style>
    <style:style style:name="T7" style:family="text">
      <style:text-properties fo:font-weight="normal" officeooo:rsid="0044bfc4" style:font-weight-asian="normal" style:font-weight-complex="normal"/>
    </style:style>
    <style:style style:name="T8" style:family="text">
      <style:text-properties fo:font-weight="normal" officeooo:rsid="00403201" style:font-weight-asian="normal" style:font-weight-complex="normal"/>
    </style:style>
    <style:style style:name="T9" style:family="text">
      <style:text-properties fo:font-weight="normal" officeooo:rsid="004ae4fb" style:font-weight-asian="normal" style:font-weight-complex="normal"/>
    </style:style>
    <style:style style:name="T10" style:family="text">
      <style:text-properties fo:font-weight="normal" officeooo:rsid="0054abc3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3ee60d" style:font-weight-asian="bold" style:font-weight-complex="bold"/>
    </style:style>
    <style:style style:name="T13" style:family="text">
      <style:text-properties fo:font-weight="bold" officeooo:rsid="002de971" style:font-weight-asian="bold" style:font-weight-complex="bold"/>
    </style:style>
    <style:style style:name="T14" style:family="text">
      <style:text-properties fo:font-weight="bold" officeooo:rsid="004ae4fb" style:font-weight-asian="bold" style:font-weight-complex="bold"/>
    </style:style>
    <style:style style:name="T15" style:family="text">
      <style:text-properties fo:font-weight="bold" officeooo:rsid="0044bfc4" style:font-weight-asian="bold" style:font-weight-complex="bold"/>
    </style:style>
    <style:style style:name="T16" style:family="text">
      <style:text-properties fo:font-weight="bold" officeooo:rsid="00403201" style:font-weight-asian="bold" style:font-weight-complex="bold"/>
    </style:style>
    <style:style style:name="T17" style:family="text">
      <style:text-properties fo:font-weight="bold" officeooo:rsid="0054abc3" style:font-weight-asian="bold" style:font-weight-complex="bold"/>
    </style:style>
    <style:style style:name="T18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19" style:family="text">
      <style:text-properties style:font-name="DejaVu Sans Condensed" fo:font-size="12pt" fo:font-weight="normal" officeooo:rsid="0048f77f" style:font-size-asian="12pt" style:font-weight-asian="normal" style:font-size-complex="12pt" style:font-weight-complex="normal"/>
    </style:style>
    <style:style style:name="T20" style:family="text">
      <style:text-properties style:font-name="DejaVu Sans Condensed" fo:font-size="12pt" fo:font-weight="normal" officeooo:rsid="005033a8" style:font-size-asian="12pt" style:font-weight-asian="normal" style:font-size-complex="12pt" style:font-weight-complex="normal"/>
    </style:style>
    <style:style style:name="T21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48f77f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56a4d1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53f088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weight="bold" officeooo:rsid="003148d5" style:font-size-asian="12pt" style:font-weight-asian="bold" style:font-size-complex="12pt" style:font-weight-complex="bold"/>
    </style:style>
    <style:style style:name="T28" style:family="text">
      <style:text-properties style:font-name="DejaVu Sans Condensed" fo:font-size="12pt" officeooo:rsid="00486a17" style:font-size-asian="12pt" style:font-size-complex="12pt"/>
    </style:style>
    <style:style style:name="T29" style:family="text">
      <style:text-properties style:font-name="DejaVu Sans Condensed" fo:font-size="12pt" officeooo:rsid="0048f77f" style:font-size-asian="12pt" style:font-size-complex="12pt"/>
    </style:style>
    <style:style style:name="T30" style:family="text">
      <style:text-properties officeooo:rsid="003726a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23">0</text:span><text:span text:style-name="T24">3</text:span><text:span text:style-name="T25">1</text:span><text:span text:style-name="T23"> - </text:span><text:span text:style-name="T24">Flight - Preflight, Takeoff, Landing, RWR</text:span><text:span text:style-name="T26">, </text:span><text:span text:style-name="T27">Performance Limits</text:span></text:p>
      <text:p text:style-name="P1"/>
      <text:p text:style-name="P34">Gyro alignment -- IMPORTANT</text:p>
      <text:list xml:id="list2110562148" text:style-name="L1">
        <text:list-item>
          <text:p text:style-name="P33">After turning on electrical power, allow the gyros to align for at least 2m30s before moving/taxiing (rearming and starting engines OK). <text:s/>If you don't allow the gyros to align, the HSI may show an incorrect heading after maneuvering.</text:p>
        </text:list-item>
        <text:list-item>
          <text:p text:style-name="P32">Press <text:span text:style-name="T11">Front Thumb Button</text:span> to toggle stopwatch <text:span text:style-name="T30">(second hand and bottom dial of main cockpit clock)</text:span>.</text:p>
        </text:list-item>
      </text:list>
      <text:p text:style-name="P4"/>
      <text:p text:style-name="P4">To Rearm and Refuel, you must have engines off and canopy open</text:p>
      <text:list xml:id="list1280864172" text:style-name="L2">
        <text:list-item>
          <text:p text:style-name="P15"><text:span text:style-name="T11">Shift-Bottom Thumb Button press</text:span> to turn off engines.</text:p>
        </text:list-item>
        <text:list-item>
          <text:p text:style-name="P15"><text:span text:style-name="T11">T7 up</text:span> to toggle canopy.</text:p>
        </text:list-item>
        <text:list-item>
          <text:p text:style-name="P15">When done, <text:span text:style-name="T11">Bottom Thumb Button press</text:span> to start engines. <text:s/>Make sure electrical power is on (<text:span text:style-name="T11">T1 switch</text:span>)</text:p>
        </text:list-item>
      </text:list>
      <text:p text:style-name="P2"/>
      <text:p text:style-name="P3">Before takeoff</text:p>
      <text:list xml:id="list2780674536" text:style-name="L3">
        <text:list-item>
          <text:p text:style-name="P16"><text:span text:style-name="T11">Canopy</text:span> ... <text:span text:style-name="T11">Closed</text:span></text:p>
        </text:list-item>
        <text:list-item>
          <text:p text:style-name="P16"><text:span text:style-name="T11">Air brakes</text:span> ... <text:span text:style-name="T11">Closed</text:span></text:p>
        </text:list-item>
        <text:list-item>
          <text:p text:style-name="P20"><text:span text:style-name="T12">R</text:span><text:span text:style-name="T11">WR settings and volume</text:span><text:span text:style-name="T5"> ... </text:span><text:span text:style-name="T11">As needed</text:span></text:p>
        </text:list-item>
      </text:list>
      <text:p text:style-name="P5"/>
      <text:p text:style-name="P12"><text:span text:style-name="T12">T</text:span><text:span text:style-name="T11">akeoff</text:span></text:p>
      <text:list xml:id="list1587202683" text:style-name="L4">
        <text:list-item>
          <text:p text:style-name="P21"><text:span text:style-name="T13">F</text:span><text:span text:style-name="T12">laps</text:span><text:span text:style-name="T6"> ... </text:span><text:span text:style-name="T17">Half</text:span><text:span text:style-name="T10"> or </text:span><text:span text:style-name="T14">Full</text:span><text:span text:style-name="T9">.</text:span></text:p>
        </text:list-item>
        <text:list-item>
          <text:p text:style-name="P23"><text:span text:style-name="T7">B</text:span><text:span text:style-name="T5">egin takeoff run.</text:span></text:p>
        </text:list-item>
        <text:list-item>
          <text:p text:style-name="P22"><text:span text:style-name="T8">Rotate at </text:span><text:span text:style-name="T17">280 kph for Half flaps</text:span><text:span text:style-name="T10">, or </text:span><text:span text:style-name="T15">26</text:span><text:span text:style-name="T16">0 kph </text:span><text:span text:style-name="T17">for Full flaps</text:span><text:span text:style-name="T8">.</text:span></text:p>
        </text:list-item>
        <text:list-item>
          <text:p text:style-name="P24"><text:span text:style-name="T8">P</text:span><text:span text:style-name="T5">ut pitot tubes at the horizon for a good takeoff angle, about 13 degrees.</text:span></text:p>
        </text:list-item>
        <text:list-item>
          <text:p text:style-name="P25"><text:span text:style-name="T8">R</text:span><text:span text:style-name="T5">aise gear immediately but </text:span><text:span text:style-name="T11">build up speed before raising flaps</text:span><text:span text:style-name="T5">. <text:s/>Raise flaps under </text:span><text:span text:style-name="T11">400 kph</text:span><text:span text:style-name="T5">.</text:span></text:p>
        </text:list-item>
      </text:list>
      <text:p text:style-name="P9"/>
      <text:p text:style-name="P6">Landing</text:p>
      <text:list xml:id="list671724343" text:style-name="L5">
        <text:list-item>
          <text:p text:style-name="P17">Under <text:span text:style-name="T11">400 kph</text:span>, put down <text:span text:style-name="T11">gear and flaps</text:span>.</text:p>
        </text:list-item>
        <text:list-item>
          <text:p text:style-name="P17">Pattern speed ~300 kph, final approach speed ~260 kph.</text:p>
        </text:list-item>
        <text:list-item>
          <text:p text:style-name="P17">Landing speed ~220 to 240 kph.</text:p>
        </text:list-item>
        <text:list-item>
          <text:p text:style-name="P18">Put pitot tubes at the horizon for a good landing angle, about 13 degrees.</text:p>
        </text:list-item>
        <text:list-item>
          <text:p text:style-name="P27"><text:span text:style-name="T18">Use </text:span><text:span text:style-name="T21">drag chute</text:span><text:span text:style-name="T18"> if needed (</text:span><text:span text:style-name="T21">Shift-T5 down</text:span><text:span text:style-name="T18">). <text:s/></text:span><text:span text:style-name="T20">WARNING Don't press the button again until you want to drop the chute.</text:span></text:p>
        </text:list-item>
      </text:list>
      <text:p text:style-name="P10"/>
      <text:p text:style-name="P8">RWR</text:p>
      <text:list xml:id="list1513247770" text:style-name="L6">
        <text:list-item>
          <text:p text:style-name="P19">Light in <text:span text:style-name="T11">outer ring of large circles</text:span> indicates <text:span text:style-name="T11">primary threat direction</text:span>.</text:p>
        </text:list-item>
        <text:list-item>
          <text:p text:style-name="P19">Lights in <text:span text:style-name="T11">small dots just inside those</text:span> indicates <text:span text:style-name="T11">secondary threats</text:span>.</text:p>
        </text:list-item>
        <text:list-item>
          <text:p text:style-name="P28"><text:span text:style-name="T19">Ring of </text:span><text:span text:style-name="T22">dashed lines on the inside</text:span><text:span text:style-name="T19"> indicates </text:span><text:span text:style-name="T22">range/signal strength of primary threat</text:span><text:span text:style-name="T19">, weakest is all the way to the right, and getting stronger to the left. <text:s/>Ownship marker is the triangle at the left.</text:span></text:p>
        </text:list-item>
        <text:list-item>
          <text:p text:style-name="P29"><text:span text:style-name="T18">Lights in </text:span><text:span text:style-name="T21">bottom row of dashes and letters</text:span><text:span text:style-name="T18"> is </text:span><text:span text:style-name="T21">primary (dashes)</text:span><text:span text:style-name="T18"> and </text:span><text:span text:style-name="T21">secondary (letters)</text:span><text:span text:style-name="T18"> threat:</text:span></text:p>
        </text:list-item>
      </text:list>
      <text:list xml:id="list406209653" text:style-name="L7">
        <text:list-item>
          <text:list>
            <text:list-item>
              <text:p text:style-name="P14"><text:s text:c="5"/>П<text:tab/><text:tab/> <text:s text:c="4"/>З<text:tab/><text:tab/> <text:s text:c="4"/>X<text:tab/><text:tab/> <text:s text:c="4"/>H<text:tab/><text:tab/> <text:s text:c="4"/>F<text:tab/><text:tab/> <text:s text:c="3"/>C</text:p>
            </text:list-item>
            <text:list-item>
              <text:p text:style-name="P30"><text:span text:style-name="T29">AI</text:span><text:span text:style-name="T28"> radar<text:tab/></text:span><text:span text:style-name="T29">LR</text:span><text:span text:style-name="T28"> radar<text:tab/></text:span><text:span text:style-name="T29">MR</text:span><text:span text:style-name="T28"> radar<text:tab/></text:span><text:span text:style-name="T29">SR</text:span><text:span text:style-name="T28"> radar<text:tab/></text:span><text:span text:style-name="T29">EW</text:span><text:span text:style-name="T28"> radar<text:tab/></text:span><text:span text:style-name="T29">AWACS</text:span></text:p>
            </text:list-item>
          </text:list>
        </text:list-item>
        <text:list-item>
          <text:p text:style-name="P31"><text:span text:style-name="T22">B</text:span><text:span text:style-name="T19"> </text:span><text:span text:style-name="T18">and </text:span><text:span text:style-name="T21">H</text:span><text:span text:style-name="T18"> lights in the center of the plane show relative elevation of primary threat. <text:s/>If both are lit, threat is co-altitude.</text:span></text:p>
        </text:list-item>
        <text:list-item>
          <text:p text:style-name="P31"><text:span text:style-name="T21">Red flashing circle</text:span><text:span text:style-name="T18"> in the center around the plane is </text:span><text:span text:style-name="T21">radar lock warning</text:span><text:span text:style-name="T18">.</text:span></text:p>
        </text:list-item>
        <text:list-item>
          <text:p text:style-name="P31"><text:span text:style-name="T18">Press </text:span><text:span text:style-name="T21">Shift-E1 press</text:span><text:span text:style-name="T18"> to toggle RWR to filter out acquisition radars.</text:span></text:p>
        </text:list-item>
      </text:list>
      <text:p text:style-name="P11"/>
      <text:p text:style-name="P7">Performance limits</text:p>
      <text:list xml:id="list2586925611" text:style-name="L8">
        <text:list-item>
          <text:p text:style-name="P26"><text:span text:style-name="T1">Landing </text:span><text:span text:style-name="T2">g</text:span><text:span text:style-name="T1">ear </text:span><text:span text:style-name="T3">and flaps</text:span><text:span text:style-name="T1">: <text:s/></text:span><text:span text:style-name="T4">400 kph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12-19T02:43:17.467000000</dc:date>
    <meta:editing-duration>PT9H27M56S</meta:editing-duration>
    <meta:editing-cycles>64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36" meta:word-count="407" meta:character-count="2232" meta:non-whitespace-character-count="1848"/>
  </office:meta>
</office:document-meta>
</file>